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Nam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Type.getResourc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.ResourceType( int re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Name.TypeName( String local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Type.isValidResourceType( int resourc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ypeNam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ype.registerResourceType( String name , Namespace 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Type.ResourceType( int [ ] resource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Name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